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margin-bottom="0.0972in" fo:line-height="120%"/>
      <style:text-properties style:font-name="Times" fo:font-size="12.0pt"/>
    </style:style>
    <style:style style:name="P2" style:family="paragraph" style:parent-style-name="Standard">
      <style:text-properties style:font-name="Times" fo:font-size="12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Ответы нужно давать лаконичные, достаточно продемонстрировать понимание предмета.</text:p>
      <table:table table:name="Table1" table:style-name="Table1">
        <table:table-column table:style-name="TableColumn1"/>
        <table:table-column table:style-name="TableColumn1"/>
        <table:table-row>
          <table:table-cell table:style-name="TableCell1">
            <text:p text:style-name="P2">Ф.И.О.</text:p>
          </table:table-cell>
          <table:table-cell table:style-name="TableCell1">
            <text:p text:style-name="P2">Лаптев Руслан Викторович</text:p>
          </table:table-cell>
        </table:table-row>
        <table:table-row>
          <table:table-cell table:style-name="TableCell1">
            <text:p text:style-name="P2"><text:span text:style-name="T1">Javascript</text:span></text:p>
          </table:table-cell>
        </table:table-row>
        <table:table-row>
          <table:table-cell table:style-name="TableCell1">
            <text:p text:style-name="P2">В чем разница между операторами "==" и "==="?</text:p>
          </table:table-cell>
          <table:table-cell table:style-name="TableCell1">
            <text:p text:style-name="P2">«==» - это оператор нестрогого сравнения, который сравнивает две переменные по значению, а «===» является оператором строгого сравнения, который сравнивает две переменные как по значению, так и по типу данных.</text:p>
          </table:table-cell>
        </table:table-row>
        <table:table-row>
          <table:table-cell table:style-name="TableCell1">
            <text:p text:style-name="P2">Что такое область видимости (Scope)?</text:p>
          </table:table-cell>
          <table:table-cell table:style-name="TableCell1">
            <text:p text:style-name="P2">Scope - это некоторый контекст, который определяет видимость переменных и возможность работать с этими переменными в конкретном месте кода.</text:p>
          </table:table-cell>
        </table:table-row>
        <table:table-row>
          <table:table-cell table:style-name="TableCell1">
            <text:p text:style-name="P2"><text:s/>В каких ситуациях следует использовать ключевые слова let и const?</text:p>
          </table:table-cell>
          <table:table-cell table:style-name="TableCell1">
            <text:p text:style-name="P2">Желательно по дефолту использовать const, так как в большинстве случаев не требуется переназначать или реинициализировать переменную. Однако такие случаи могут случиться, поэтому тогда можно использовать переменную let. </text:p>
          </table:table-cell>
        </table:table-row>
        <table:table-row>
          <table:table-cell table:style-name="TableCell1">
            <text:p text:style-name="P2">Что такое прототип объекта?</text:p>
          </table:table-cell>
          <table:table-cell table:style-name="TableCell1">
            <text:p text:style-name="P2">Некий родительский объект, который присутствует у каждого объекта, и нужен для того, чтобы наследовать свойства и методы от родительского объекта. Весь JS основан на прототипах, и переменная любого типа данных имеет свой объект-прототип с некоторыми свойствами и методами, к которым можно получить доступ с дочернего объекта.</text:p>
          </table:table-cell>
        </table:table-row>
        <table:table-row>
          <table:table-cell table:style-name="TableCell1">
            <text:p text:style-name="P2">Какое значение имеет this?</text:p>
          </table:table-cell>
          <table:table-cell table:style-name="TableCell1">
            <text:p text:style-name="P2">Ключевое слово, с помощью которого можно обратиться к контексту, в котором мы сейчас находимся, например, получить доступ до элемента-сиблинга. <text:s/>Если ввести this в глобальном скоупе, то он будет иметь значение объекта window, а если в локальном, то будет иметь значение объекта, в контексте которого он был вызван.</text:p>
          </table:table-cell>
        </table:table-row>
        <table:table-row>
          <table:table-cell table:style-name="TableCell1">
            <text:p text:style-name="P2">Какими способами можно клонировать объект?</text:p>
          </table:table-cell>
          <table:table-cell table:style-name="TableCell1">
            <text:p text:style-name="P2">1) используя spread оператор, 2) с помощью объекта JSON привести к строке, а затем распарсить, 3) у Object есть метод assing(). В первом и третьем способе копируется поинтер на значение, а во втором - значение перезаписывается полностью в новом месте.</text:p>
          </table:table-cell>
        </table:table-row>
        <table:table-row>
          <table:table-cell table:style-name="TableCell1">
            <text:p text:style-name="P2">Что такое XMLHttpRequest и зачем он нужен?</text:p>
          </table:table-cell>
          <table:table-cell table:style-name="TableCell1">
            <text:p text:style-name="P2">Это запрос на сторонний API для получения некоторых json данных для дальнейшей работы с ними в рамках нашего проекта, выполняет схожую функцию с fetch().</text:p>
          </table:table-cell>
        </table:table-row>
        <table:table-row>
          <table:table-cell table:style-name="TableCell1">
            <text:p text:style-name="P2"><text:span text:style-name="T1">Разное</text:span></text:p>
          </table:table-cell>
        </table:table-row>
        <table:table-row>
          <table:table-cell table:style-name="TableCell1">
            <text:p text:style-name="P2">Что такое cookies?</text:p>
          </table:table-cell>
          <table:table-cell table:style-name="TableCell1">
            <text:p text:style-name="P2">Инструмент, позволяющий сохранить некоторые данные пользователя в браузере в локальной памяти на определенный срок.</text:p>
          </table:table-cell>
        </table:table-row>
        <table:table-row>
          <table:table-cell table:style-name="TableCell1">
            <text:p text:style-name="P2">В чем разница между padding и margin?</text:p>
          </table:table-cell>
          <table:table-cell table:style-name="TableCell1">
            <text:p text:style-name="P2">Padding - это внутренний отступ (от границы блока до контента блока), а margin - это внешний отступ (от границы блока до соседнего блока).</text:p>
          </table:table-cell>
        </table:table-row>
        <table:table-row>
          <table:table-cell table:style-name="TableCell1">
            <text:p text:style-name="P2">Что такое сессии и зачем они используются?</text:p>
          </table:table-cell>
          <table:table-cell table:style-name="TableCell1">
            <text:p text:style-name="P2">Сессия это также способ удержать некоторые данные на клиентской стороне во время перехода по страницам сайта, по той причине, что http протокол не отслеживает идентичность клиента, и не сможет понять, поступил ли следующий запрос от того же браузера, или от другого.</text:p>
          </table:table-cell>
        </table:table-row>
        <table:table-row>
          <table:table-cell table:style-name="TableCell1">
            <text:p text:style-name="P2">Опишите что будет происходить «под капотом» после ввода адреса сайта в браузере и нажатия Enter?</text:p>
          </table:table-cell>
          <table:table-cell table:style-name="TableCell1">
            <text:p text:style-name="P2">Браузер (клиент) отправит запрос на сервер, и сервер пришлет ему html, css, js файлы, с получением которых в браузере отрендерится сайт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022.44</meta:generator>
  </office:meta>
</office:document-meta>
</file>